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umber BPS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7.11" calcext:value-type="float">
            <text:p>17.1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6.59" calcext:value-type="float">
            <text:p>6.5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1.06" calcext:value-type="float">
            <text:p>11.0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.96" calcext:value-type="float">
            <text:p>6.9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.79" calcext:value-type="float">
            <text:p>3.7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.38" calcext:value-type="float">
            <text:p>8.3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.36" calcext:value-type="float">
            <text:p>8.3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.35" calcext:value-type="float">
            <text:p>3.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2T13:53:24.560853584</meta:creation-date>
    <meta:generator>LibreOffice/4.3.3.2$Linux_X86_64 LibreOffice_project/430m0$Build-2</meta:generator>
    <dc:date>2016-01-22T13:58:08.419703439</dc:date>
    <meta:editing-duration>PT4M43S</meta:editing-duration>
    <meta:editing-cycles>2</meta:editing-cycles>
    <meta:document-statistic meta:table-count="1" meta:cell-count="23" meta:object-count="0"/>
  </office:meta>
</office:document-meta>
</file>